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8.336cm" fo:margin-left="0cm" table:align="left" style:may-break-between-rows="true" style:writing-mode="lr-tb"/>
    </style:style>
    <style:style style:name="Tabla3.A" style:family="table-column">
      <style:table-column-properties style:column-width="3.413cm"/>
    </style:style>
    <style:style style:name="Tabla3.B" style:family="table-column">
      <style:table-column-properties style:column-width="14.923cm"/>
    </style:style>
    <style:style style:name="Tabla3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3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693ca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bold" officeooo:rsid="0016b3b2" officeooo:paragraph-rsid="0016b3b2" fo:background-color="transparent" style:font-name-asian="Calibri" style:font-weight-asian="bold" style:font-name-complex="Calibri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1693ca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rsid="0016b3b2" officeooo:paragraph-rsid="0016b3b2" fo:background-color="transparent" style:font-name-asian="Liberation Serif1" style:font-name-complex="Liberation Serif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16b3b2" officeooo:paragraph-rsid="0016b3b2" fo:background-color="transparent" style:font-name-asian="Liberation Serif1" style:font-name-complex="Liberation Serif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1693ca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16b3b2" officeooo:paragraph-rsid="0016b3b2" fo:background-color="transparent" style:font-name-asian="Arial" style:font-name-complex="Arial"/>
    </style:style>
    <style:style style:name="T1" style:family="text">
      <style:text-properties officeooo:rsid="001fb60c"/>
    </style:style>
    <style:style style:name="T2" style:family="text">
      <style:text-properties officeooo:rsid="0016b3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contrato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Nombre</text:p>
          </table:table-cell>
          <table:table-cell table:style-name="Tabla3.B1" office:value-type="string">
            <text:p text:style-name="P5">nuevaPelicula (titulo, tituloOriginal, fechaEstreno, duracion, guion,</text:p>
            <text:p text:style-name="P5">musica, pais, webOficial, productora, sinopsis, recaudacion)</text:p>
          </table:table-cell>
        </table:table-row>
        <table:table-row>
          <table:table-cell table:style-name="Tabla3.A1" office:value-type="string">
            <text:p text:style-name="P4">Responsabilidad</text:p>
          </table:table-cell>
          <table:table-cell table:style-name="Tabla3.B1" office:value-type="string">
            <text:p text:style-name="P7">Incluir una nueva pelicula, debidamente inicializada, en el sistema</text:p>
          </table:table-cell>
        </table:table-row>
        <table:table-row>
          <table:table-cell table:style-name="Tabla3.A1" office:value-type="string">
            <text:p text:style-name="P3">Tipo</text:p>
          </table:table-cell>
          <table:table-cell table:style-name="Tabla3.B1" office:value-type="string">
            <text:p text:style-name="P7">DeCine (Sistema)</text:p>
          </table:table-cell>
        </table:table-row>
        <table:table-row>
          <table:table-cell table:style-name="Tabla3.A1" office:value-type="string">
            <text:p text:style-name="P4">Notas</text:p>
          </table:table-cell>
          <table:table-cell table:style-name="Tabla3.B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4">Excepciones</text:p>
          </table:table-cell>
          <table:table-cell table:style-name="Tabla3.B1" office:value-type="string">
            <text:p text:style-name="P7">- Existe una película con el mismo título y fechaEstreno.</text:p>
          </table:table-cell>
        </table:table-row>
        <table:table-row>
          <table:table-cell table:style-name="Tabla3.A1" office:value-type="string">
            <text:p text:style-name="P4">Salida</text:p>
          </table:table-cell>
          <table:table-cell table:style-name="Tabla3.B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3">Precondici<text:span text:style-name="T2">ones</text:span></text:p>
          </table:table-cell>
          <table:table-cell table:style-name="Tabla3.B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3">Postcondici<text:span text:style-name="T2">ones</text:span></text:p>
          </table:table-cell>
          <table:table-cell table:style-name="Tabla3.B1" office:value-type="string">
            <text:p text:style-name="P7">Se creó un objeto de la clase Pelicula con los atributos titulo,</text:p>
            <text:p text:style-name="P7">tituloOriginal, fechaEstreno, duracion, guion, musica, pais,</text:p>
            <text:p text:style-name="P7">webOficial, productora, sinopsis y recaudacion inicializados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9:00:09.279997799</meta:creation-date>
    <dc:date>2016-05-24T19:06:45.956610599</dc:date>
    <meta:editing-duration>PT5M58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68" meta:character-count="551" meta:non-whitespace-character-count="497"/>
  </office:meta>
</office:document-meta>
</file>